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SERNA BRAVO, ALEJANDRO OMAR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21548764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CA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SERNA BRAVO, ALEJANDRO OMAR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2154876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DI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22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22</text:p>
            <text:p text:style-name="P12"/>
          </table:table-cell>
        </table:table-row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2/09/2021</text:p>
          </table:table-cell>
          <table:table-cell table:style-name="Tabla2.A2" office:value-type="string">
            <text:p text:style-name="P9">93884</text:p>
          </table:table-cell>
          <table:table-cell table:style-name="Tabla2.A2" office:value-type="string">
            <text:p text:style-name="P9">45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BLANCA JUAREZ</text:p>
          </table:table-cell>
          <table:table-cell table:style-name="Tabla3.A2" office:value-type="string">
            <text:p text:style-name="P21">POLLO COBB</text:p>
          </table:table-cell>
          <table:table-cell table:style-name="Tabla3.A2" office:value-type="string">
            <text:p text:style-name="P21">1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6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3T00:42:0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